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" style:family="paragraph" style:parent-style-name="Standard">
      <style:text-properties officeooo:rsid="000e3219" officeooo:paragraph-rsid="000e3219"/>
    </style:style>
    <style:style style:name="P3" style:family="paragraph" style:parent-style-name="Standard">
      <style:paragraph-properties fo:margin-top="0cm" fo:margin-bottom="0.499cm" loext:contextual-spacing="false"/>
      <style:text-properties officeooo:rsid="0023572b" officeooo:paragraph-rsid="000882bd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0882bd"/>
    </style:style>
    <style:style style:name="P5" style:family="paragraph" style:parent-style-name="Standard">
      <style:text-properties officeooo:rsid="000e3219" officeooo:paragraph-rsid="000e3219"/>
    </style:style>
    <style:style style:name="P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T1" style:family="text">
      <style:text-properties style:use-window-font-color="true" fo:background-color="transparent" loext:char-shading-value="0"/>
    </style:style>
    <style:style style:name="T2" style:family="text">
      <style:text-properties style:use-window-font-color="true" officeooo:rsid="0023572b" fo:background-color="transparent" loext:char-shading-value="0"/>
    </style:style>
    <style:style style:name="T3" style:family="text">
      <style:text-properties style:use-window-font-color="true" style:font-name="Droid Sans Mono" fo:font-size="10.5pt" fo:font-weight="normal" fo:background-color="transparent" loext:char-shading-value="0"/>
    </style:style>
    <style:style style:name="T4" style:family="text">
      <style:text-properties officeooo:rsid="000ce60f"/>
    </style:style>
    <style:style style:name="T5" style:family="text">
      <style:text-properties fo:color="#9cdcfe"/>
    </style:style>
    <style:style style:name="T6" style:family="text">
      <style:text-properties fo:color="#ce9178"/>
    </style:style>
    <style:style style:name="T7" style:family="text">
      <style:text-properties fo:color="#6a9955" style:font-name="Droid Sans Mono" fo:font-size="10.5pt" fo:font-weight="normal" fo:background-color="#1e1e1e" loext:char-shading-value="0"/>
    </style:style>
    <style:style style:name="T8" style:family="text">
      <style:text-properties style:font-name="Droid Sans Mono" fo:font-size="10.5pt" fo:font-weight="normal"/>
    </style:style>
    <style:style style:name="T9" style:family="text">
      <style:text-properties style:font-name="Droid Sans Mono" fo:font-size="10.5pt" fo:font-weight="normal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2">find ~/ -type f -name "</text:span></text:span><text:span text:style-name="Source_20_Text"><text:span text:style-name="T3">FPDI_PDF-Parser-2.0.4.zip</text:span></text:span><text:span text:style-name="Source_20_Text"><text:span text:style-name="T2">"</text:span></text:span></text:p>
      <text:p text:style-name="P4"><text:span text:style-name="Source_20_Text"><text:span text:style-name="T1">$ sudo docker cp </text:span></text:span><text:span text:style-name="Source_20_Text"><text:span text:style-name="T3">FPDI_PDF-Parser-2.0.4.zip</text:span></text:span><text:span text:style-name="Source_20_Text"><text:span text:style-name="T1">:/</text:span></text:span><text:span text:style-name="Source_20_Text"><text:span text:style-name="T3">FPDI_PDF-Parser-2.0.4.zip</text:span></text:span><text:span text:style-name="Source_20_Text"><text:span text:style-name="T1"> .</text:span></text:span></text:p>
      <text:p text:style-name="Standard">sudo docker-compose up</text:p>
      <text:p text:style-name="Standard"/>
      <text:p text:style-name="Standard">sudo docker exec -it praeconis_web_1 bash</text:p>
      <text:p text:style-name="Standard"/>
      <text:p text:style-name="Standard">sudo docker-compose stop</text:p>
      <text:p text:style-name="Standard"/>
      <text:p text:style-name="P1"><text:a xlink:type="simple" xlink:href="http://share.actency.fr/libraries/FPDI_PDF-Parser-2.0.4.zip" text:style-name="Internet_20_link" text:visited-style-name="Visited_20_Internet_20_Link">http://share.actency.fr/libraries/FPDI_PDF-Parser-2.0.4.zip</text:a></text:p>
      <text:p text:style-name="P1"/>
      <text:p text:style-name="P1">sudo docker ps</text:p>
      <text:p text:style-name="Standard"/>
      <text:p text:style-name="Standard">netstat -apn</text:p>
      <text:p text:style-name="Standard"/>
      <text:p text:style-name="Standard"><text:span text:style-name="T4">sudo </text:span>systemctl stop mysql</text:p>
      <text:p text:style-name="Standard"/>
      <text:p text:style-name="Standard">sudo apachectl stop</text:p>
      <text:p text:style-name="Standard"/>
      <text:p text:style-name="Standard">ip addr</text:p>
      <text:p text:style-name="Standard"/>
      <text:p text:style-name="P2">composer install</text:p>
      <text:p text:style-name="P2"/>
      <text:p text:style-name="P2">rm composer.lock</text:p>
      <text:p text:style-name="P2"/>
      <text:p text:style-name="P2">config/drupal/settings.local.php </text:p>
      <text:p text:style-name="P7"><text:span text:style-name="T8">// Variable à vide.</text:span></text:p>
      <text:p text:style-name="P6">$_site_name = ''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08:35:20.790639154</meta:creation-date>
    <dc:date>2020-11-10T11:10:20.598498552</dc:date>
    <meta:editing-duration>PT1H25M16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1" meta:paragraph-count="16" meta:word-count="51" meta:character-count="444" meta:non-whitespace-character-count="408"/>
  </office:meta>
</office:document-meta>
</file>